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04d" officeooo:paragraph-rsid="0000104d"/>
    </style:style>
    <style:style style:name="P2" style:family="paragraph" style:parent-style-name="Standard">
      <style:text-properties officeooo:rsid="0000104d" officeooo:paragraph-rsid="00039aa1"/>
    </style:style>
    <style:style style:name="P3" style:family="paragraph" style:parent-style-name="Standard">
      <style:text-properties fo:font-weight="bold" officeooo:rsid="0001782b" officeooo:paragraph-rsid="0001782b" style:font-weight-asian="bold" style:font-weight-complex="bold"/>
    </style:style>
    <style:style style:name="P4" style:family="paragraph" style:parent-style-name="Standard">
      <style:text-properties officeooo:rsid="0000a2d0" officeooo:paragraph-rsid="0000a2d0"/>
    </style:style>
    <style:style style:name="P5" style:family="paragraph" style:parent-style-name="Standard">
      <style:text-properties officeooo:rsid="0000a2d0" officeooo:paragraph-rsid="00039aa1"/>
    </style:style>
    <style:style style:name="P6" style:family="paragraph" style:parent-style-name="Standard">
      <style:text-properties officeooo:rsid="00039aa1" officeooo:paragraph-rsid="00039aa1"/>
    </style:style>
    <style:style style:name="P7" style:family="paragraph" style:parent-style-name="Standard">
      <style:text-properties fo:language="zxx" fo:country="none" fo:font-weight="bold" officeooo:rsid="0001782b" officeooo:paragraph-rsid="00039aa1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officeooo:rsid="0005649e" officeooo:paragraph-rsid="0005649e"/>
    </style:style>
    <style:style style:name="P9" style:family="paragraph" style:parent-style-name="Standard">
      <style:text-properties officeooo:rsid="0007c435" officeooo:paragraph-rsid="0007c435"/>
    </style:style>
    <style:style style:name="P10" style:family="paragraph" style:parent-style-name="Standard">
      <style:text-properties officeooo:rsid="00091b36" officeooo:paragraph-rsid="00091b36"/>
    </style:style>
    <style:style style:name="P11" style:family="paragraph" style:parent-style-name="Standard">
      <style:text-properties officeooo:rsid="0009f972" officeooo:paragraph-rsid="0009f972"/>
    </style:style>
    <style:style style:name="P12" style:family="paragraph" style:parent-style-name="Standard">
      <style:text-properties officeooo:rsid="000ba064" officeooo:paragraph-rsid="000ba064"/>
    </style:style>
    <style:style style:name="P13" style:family="paragraph" style:parent-style-name="Standard">
      <style:text-properties officeooo:rsid="000f2a00" officeooo:paragraph-rsid="000f2a00"/>
    </style:style>
    <style:style style:name="P14" style:family="paragraph" style:parent-style-name="Standard">
      <style:text-properties officeooo:rsid="0010e357" officeooo:paragraph-rsid="0010e357"/>
    </style:style>
    <style:style style:name="T1" style:family="text">
      <style:text-properties officeooo:rsid="0001b9cf"/>
    </style:style>
    <style:style style:name="T2" style:family="text">
      <style:text-properties officeooo:rsid="000603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 fo:font-size="13pt" style:font-size-asian="13pt"/>
    </style:style>
    <style:style style:name="T5" style:family="text">
      <style:text-properties officeooo:rsid="000d1680"/>
    </style:style>
    <style:style style:name="T6" style:family="text">
      <style:text-properties officeooo:rsid="000d67ca"/>
    </style:style>
    <style:style style:name="T7" style:family="text">
      <style:text-properties officeooo:rsid="001136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union du 13 mars 2017</text:p>
      <text:p text:style-name="P1"/>
      <text:p text:style-name="P1">FAIRE le site en HTML/CSS</text:p>
      <text:p text:style-name="P4"/>
      <text:p text:style-name="P7">Réunion du 20 mars 2017</text:p>
      <text:p text:style-name="P2"><text:span text:style-name="T4">þ </text:span><text:span text:style-name="T1">faire le cours de bootstrap jusqu'à la 1ère activité !</text:span></text:p>
      <text:p text:style-name="P2"><text:span text:style-name="T4">þ </text:span><text:span text:style-name="T1">faire le cours sur l'intégration des maquettes.</text:span></text:p>
      <text:p text:style-name="P5"><text:span text:style-name="T4">ý </text:span>Commencer le P3 avec une maquette. Montrer la maquette au prochain RDV.</text:p>
      <text:p text:style-name="P5"/>
      <text:p text:style-name="P6">Questions :</text:p>
      <text:p text:style-name="P6"/>
      <text:p text:style-name="P6">- pourquoi mon hidden-xs ne fonctionne pas ?</text:p>
      <text:p text:style-name="P6">- pourquoi le hidden-sm fonctionne pour les &lt;= 768 px ?</text:p>
      <text:p text:style-name="P8">Je ne comprends pas "accoler une information à un controle" ou un bouton à un controle : ça sert à quoi ? <text:span text:style-name="T2">(chapitre éléments de base -&gt; bootstrap)</text:span></text:p>
      <text:p text:style-name="P9">Dans les "composants avancés" (cours bootstrap), j'ai des exemples qui n'ont pas le comportement voulu -&gt; cf barre de menu qui reste sur une ligne au lieu d'être en colonne.</text:p>
      <text:p text:style-name="P10">Partie plugin jquery, je n'arrive pas à faire fonctionner le menu déroulant ni le carousel.</text:p>
      <text:p text:style-name="P10"/>
      <text:p text:style-name="P11"><text:span text:style-name="T3">Point important :</text:span> je ne suis pas là la semaine prochaine ! (sauf vendredi)</text:p>
      <text:p text:style-name="P11"/>
      <text:p text:style-name="P11"/>
      <text:p text:style-name="P12"/>
      <text:p text:style-name="P12">bootstrap <text:span text:style-name="T6">+ jQuery</text:span> -&gt; <text:span text:style-name="T5">javascript &gt; carousel, etc...</text:span></text:p>
      <text:p text:style-name="P12"/>
      <text:p text:style-name="P13">Réunion du 27 mars 2017</text:p>
      <text:p text:style-name="P13">- développer la page d'accueil <text:span text:style-name="T7">+ page programme</text:span></text:p>
      <text:p text:style-name="P14">jquery + javascript : à la fin du 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9S</meta:editing-duration>
    <meta:editing-cycles>18</meta:editing-cycles>
    <meta:generator>LibreOffice/5.1.5.2$Windows_x86 LibreOffice_project/7a864d8825610a8c07cfc3bc01dd4fce6a9447e5</meta:generator>
    <dc:date>2017-03-27T16:13:48.006000000</dc:date>
    <meta:document-statistic meta:table-count="0" meta:image-count="0" meta:object-count="0" meta:page-count="1" meta:paragraph-count="17" meta:word-count="185" meta:character-count="1002" meta:non-whitespace-character-count="834"/>
    <meta:user-defined meta:name="Info 1"/>
    <meta:user-defined meta:name="Info 2"/>
    <meta:user-defined meta:name="Info 3"/>
    <meta:user-defined meta:name="Info 4"/>
  </office:meta>
</office:document-meta>
</file>